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100000318EBCE2465E7CE69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71cm" svg:stroke-color="#ffc000" draw:fill="none" draw:textarea-vertical-align="middle" draw:auto-grow-height="false" draw:fit-to-size="false" style:shrink-to-fit="false" fo:min-height="1.702cm" fo:min-width="4.552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fill="solid" draw:fill-color="#ffc000" draw:textarea-vertical-align="middle" draw:auto-grow-height="false" draw:fit-to-size="false" style:shrink-to-fit="false" fo:min-height="0.037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c000" draw:textarea-vertical-align="middle" draw:auto-grow-height="false" draw:fit-to-size="false" style:shrink-to-fit="false" fo:min-height="0.033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71cm" svg:stroke-color="#ffc000" draw:fill="none" draw:textarea-vertical-align="middle" draw:auto-grow-height="false" draw:fit-to-size="false" style:shrink-to-fit="false" fo:min-height="1.682cm" fo:min-width="4.50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Legende mit Linie 1 9" draw:style-name="gr1" draw:text-style-name="P2" draw:layer="layout" svg:width="5.051cm" svg:height="1.951cm" svg:x="11.001cm" svg:y="9.9cm">
          <text:p text:style-name="P1"><text:span text:style-name="T1">WikiCite 2016</text:span></text:p>
          <text:p text:style-name="P1"><text:span text:style-name="T1">(Berlin)</text:span></text:p>
          <draw:enhanced-geometry draw:mirror-horizontal="false" draw:mirror-vertical="false" svg:viewBox="0 0 0 0" draw:text-areas="0 0 ?f4 ?f7" draw:type="ooxml-borderCallout1" draw:modifiers="99673 49084 179553 49312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frame draw:style-name="gr2" draw:text-style-name="P3" draw:layer="layout" svg:width="28.648cm" svg:height="14.068cm" svg:x="0.201cm" svg:y="0.531cm">
          <draw:image xlink:href="Pictures/100002010000063100000318EBCE2465E7CE69FC.png" xlink:type="simple" xlink:show="embed" xlink:actuate="onLoad">
            <text:p/>
          </draw:image>
        </draw:frame>
        <draw:custom-shape draw:name="Stern mit 7 Zacken 3" draw:style-name="gr3" draw:text-style-name="P4" draw:layer="layout" svg:width="0.515cm" svg:height="0.516cm" svg:x="13.24cm" svg:y="13.259cm">
          <text:p/>
          <draw:enhanced-geometry draw:mirror-horizontal="false" draw:mirror-vertical="false" svg:viewBox="0 0 0 0" draw:text-areas="?f29 ?f37 ?f32 ?f39" draw:type="ooxml-star7" draw:modifiers="34601 102572 105210" draw:enhanced-path="M ?f14 ?f21 L ?f28 ?f38 ?f15 ?f20 ?f30 ?f37 ?f13 0 ?f31 ?f37 ?f18 ?f20 ?f33 ?f38 ?f19 ?f21 ?f32 ?f39 ?f17 ?f22 ?f13 ?f40 ?f16 ?f22 ?f29 ?f3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97493/100000"/>
            <draw:equation draw:name="f8" draw:formula="?f2 *78183/100000"/>
            <draw:equation draw:name="f9" draw:formula="?f2 *43388/100000"/>
            <draw:equation draw:name="f10" draw:formula="?f4 *62349/100000"/>
            <draw:equation draw:name="f11" draw:formula="?f4 *22252/100000"/>
            <draw:equation draw:name="f12" draw:formula="?f4 *90097/100000"/>
            <draw:equation draw:name="f13" draw:formula="logwidth/2"/>
            <draw:equation draw:name="f14" draw:formula="?f13 +0-?f7 "/>
            <draw:equation draw:name="f15" draw:formula="?f13 +0-?f8 "/>
            <draw:equation draw:name="f16" draw:formula="?f13 +0-?f9 "/>
            <draw:equation draw:name="f17" draw:formula="?f13 +?f9 -0"/>
            <draw:equation draw:name="f18" draw:formula="?f13 +?f8 -0"/>
            <draw:equation draw:name="f19" draw:formula="?f13 +?f7 -0"/>
            <draw:equation draw:name="f20" draw:formula="?f6 +0-?f10 "/>
            <draw:equation draw:name="f21" draw:formula="?f6 +?f11 -0"/>
            <draw:equation draw:name="f22" draw:formula="?f6 +?f12 -0"/>
            <draw:equation draw:name="f23" draw:formula="?f2 *?f0 /50000"/>
            <draw:equation draw:name="f24" draw:formula="?f4 *?f0 /50000"/>
            <draw:equation draw:name="f25" draw:formula="?f23 *97493/100000"/>
            <draw:equation draw:name="f26" draw:formula="?f23 *78183/100000"/>
            <draw:equation draw:name="f27" draw:formula="?f23 *43388/100000"/>
            <draw:equation draw:name="f28" draw:formula="?f13 +0-?f25 "/>
            <draw:equation draw:name="f29" draw:formula="?f13 +0-?f26 "/>
            <draw:equation draw:name="f30" draw:formula="?f13 +0-?f27 "/>
            <draw:equation draw:name="f31" draw:formula="?f13 +?f27 -0"/>
            <draw:equation draw:name="f32" draw:formula="?f13 +?f26 -0"/>
            <draw:equation draw:name="f33" draw:formula="?f13 +?f25 -0"/>
            <draw:equation draw:name="f34" draw:formula="?f24 *90097/100000"/>
            <draw:equation draw:name="f35" draw:formula="?f24 *22252/100000"/>
            <draw:equation draw:name="f36" draw:formula="?f24 *62349/100000"/>
            <draw:equation draw:name="f37" draw:formula="?f6 +0-?f34 "/>
            <draw:equation draw:name="f38" draw:formula="?f6 +0-?f35 "/>
            <draw:equation draw:name="f39" draw:formula="?f6 +?f36 -0"/>
            <draw:equation draw:name="f40" draw:formula="?f6 +?f24 -0"/>
            <draw:equation draw:name="f41" draw:formula="?f6 +0-?f24 "/>
            <draw:handle draw:handle-position="?f13 ?f41" draw:handle-range-y-maximum="50000" draw:handle-range-y-minimum="0"/>
          </draw:enhanced-geometry>
        </draw:custom-shape>
        <draw:custom-shape draw:name="Stern mit 7 Zacken 5" draw:style-name="gr4" draw:text-style-name="P4" draw:layer="layout" svg:width="0.51cm" svg:height="0.51cm" svg:x="19.11cm" svg:y="13.263cm">
          <text:p/>
          <draw:enhanced-geometry draw:mirror-horizontal="false" draw:mirror-vertical="false" svg:viewBox="0 0 0 0" draw:text-areas="?f29 ?f37 ?f32 ?f39" draw:type="ooxml-star7" draw:modifiers="34601 102572 105210" draw:enhanced-path="M ?f14 ?f21 L ?f28 ?f38 ?f15 ?f20 ?f30 ?f37 ?f13 0 ?f31 ?f37 ?f18 ?f20 ?f33 ?f38 ?f19 ?f21 ?f32 ?f39 ?f17 ?f22 ?f13 ?f40 ?f16 ?f22 ?f29 ?f3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97493/100000"/>
            <draw:equation draw:name="f8" draw:formula="?f2 *78183/100000"/>
            <draw:equation draw:name="f9" draw:formula="?f2 *43388/100000"/>
            <draw:equation draw:name="f10" draw:formula="?f4 *62349/100000"/>
            <draw:equation draw:name="f11" draw:formula="?f4 *22252/100000"/>
            <draw:equation draw:name="f12" draw:formula="?f4 *90097/100000"/>
            <draw:equation draw:name="f13" draw:formula="logwidth/2"/>
            <draw:equation draw:name="f14" draw:formula="?f13 +0-?f7 "/>
            <draw:equation draw:name="f15" draw:formula="?f13 +0-?f8 "/>
            <draw:equation draw:name="f16" draw:formula="?f13 +0-?f9 "/>
            <draw:equation draw:name="f17" draw:formula="?f13 +?f9 -0"/>
            <draw:equation draw:name="f18" draw:formula="?f13 +?f8 -0"/>
            <draw:equation draw:name="f19" draw:formula="?f13 +?f7 -0"/>
            <draw:equation draw:name="f20" draw:formula="?f6 +0-?f10 "/>
            <draw:equation draw:name="f21" draw:formula="?f6 +?f11 -0"/>
            <draw:equation draw:name="f22" draw:formula="?f6 +?f12 -0"/>
            <draw:equation draw:name="f23" draw:formula="?f2 *?f0 /50000"/>
            <draw:equation draw:name="f24" draw:formula="?f4 *?f0 /50000"/>
            <draw:equation draw:name="f25" draw:formula="?f23 *97493/100000"/>
            <draw:equation draw:name="f26" draw:formula="?f23 *78183/100000"/>
            <draw:equation draw:name="f27" draw:formula="?f23 *43388/100000"/>
            <draw:equation draw:name="f28" draw:formula="?f13 +0-?f25 "/>
            <draw:equation draw:name="f29" draw:formula="?f13 +0-?f26 "/>
            <draw:equation draw:name="f30" draw:formula="?f13 +0-?f27 "/>
            <draw:equation draw:name="f31" draw:formula="?f13 +?f27 -0"/>
            <draw:equation draw:name="f32" draw:formula="?f13 +?f26 -0"/>
            <draw:equation draw:name="f33" draw:formula="?f13 +?f25 -0"/>
            <draw:equation draw:name="f34" draw:formula="?f24 *90097/100000"/>
            <draw:equation draw:name="f35" draw:formula="?f24 *22252/100000"/>
            <draw:equation draw:name="f36" draw:formula="?f24 *62349/100000"/>
            <draw:equation draw:name="f37" draw:formula="?f6 +0-?f34 "/>
            <draw:equation draw:name="f38" draw:formula="?f6 +0-?f35 "/>
            <draw:equation draw:name="f39" draw:formula="?f6 +?f36 -0"/>
            <draw:equation draw:name="f40" draw:formula="?f6 +?f24 -0"/>
            <draw:equation draw:name="f41" draw:formula="?f6 +0-?f24 "/>
            <draw:handle draw:handle-position="?f13 ?f41" draw:handle-range-y-maximum="50000" draw:handle-range-y-minimum="0"/>
          </draw:enhanced-geometry>
        </draw:custom-shape>
        <draw:custom-shape draw:name="Legende mit Linie 1 11" draw:style-name="gr5" draw:text-style-name="P2" draw:layer="layout" svg:width="5cm" svg:height="1.931cm" svg:x="15.7cm" svg:y="7.581cm">
          <text:p text:style-name="P1"><text:span text:style-name="T1">WikiCite 2017</text:span></text:p>
          <text:p text:style-name="P1"><text:span text:style-name="T1">(Wien)</text:span></text:p>
          <draw:enhanced-geometry draw:mirror-horizontal="false" draw:mirror-vertical="false" svg:viewBox="0 0 0 0" draw:text-areas="0 0 ?f4 ?f7" draw:type="ooxml-borderCallout1" draw:modifiers="99673 49084 305360 7285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8T13:41:17.894926797</meta:creation-date>
    <dc:date>2018-06-09T15:36:44.381000000</dc:date>
    <meta:editing-duration>PT17M13S</meta:editing-duration>
    <meta:editing-cycles>2</meta:editing-cycles>
    <meta:generator>LibreOffice/6.0.4.2$Windows_X86_64 LibreOffice_project/9b0d9b32d5dcda91d2f1a96dc04c645c450872bf</meta:generator>
    <meta:document-statistic meta:object-count="5"/>
  </office:meta>
</office:document-meta>
</file>